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04a37f" officeooo:paragraph-rsid="0004a37f"/>
    </style:style>
    <style:style style:name="P2" style:family="paragraph" style:parent-style-name="Text_20_body" style:list-style-name="L1">
      <style:text-properties fo:language="fr" fo:country="FR" officeooo:rsid="0004a37f" officeooo:paragraph-rsid="0004a37f" fo:background-color="#afd095"/>
    </style:style>
    <style:style style:name="P3" style:family="paragraph" style:parent-style-name="Text_20_body" style:list-style-name="L1">
      <style:text-properties fo:language="fr" fo:country="FR" officeooo:rsid="0004a37f" officeooo:paragraph-rsid="0004a37f" fo:background-color="#afd095"/>
    </style:style>
    <style:style style:name="P4" style:family="paragraph" style:parent-style-name="Text_20_body" style:list-style-name="L1">
      <style:text-properties fo:language="fr" fo:country="FR" officeooo:rsid="0008554a" officeooo:paragraph-rsid="0008554a" fo:background-color="transparent"/>
    </style:style>
    <style:style style:name="P5" style:family="paragraph" style:parent-style-name="Text_20_body" style:list-style-name="L1">
      <style:text-properties fo:language="fr" fo:country="FR" officeooo:rsid="0004a37f" officeooo:paragraph-rsid="0004a37f"/>
    </style:style>
    <style:style style:name="T1" style:family="text">
      <style:text-properties officeooo:rsid="00068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implémenter</text:p>
      <text:list xml:id="list3569109619" text:style-name="L1">
        <text:list-item>
          <text:p text:style-name="P2">Scriptable object <text:span text:style-name="T1">(réorganisation)</text:span></text:p>
        </text:list-item>
        <text:list-item>
          <text:p text:style-name="P4">Level design</text:p>
        </text:list-item>
        <text:list-item>
          <text:p text:style-name="P5">Random</text:p>
        </text:list-item>
        <text:list-item>
          <text:p text:style-name="P3">Musique</text:p>
        </text:list-item>
        <text:list-item>
          <text:p text:style-name="P5">Menu</text:p>
        </text:list-item>
        <text:list-item>
          <text:p text:style-name="P5">Sauvegarde score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2-10T15:17:08.152000000</dc:date>
    <meta:editing-duration>PT3M10S</meta:editing-duration>
    <meta:editing-cycles>6</meta:editing-cycles>
    <meta:document-statistic meta:table-count="0" meta:image-count="0" meta:object-count="0" meta:page-count="1" meta:paragraph-count="8" meta:word-count="19" meta:character-count="99" meta:non-whitespace-character-count="94"/>
  </office:meta>
</office:document-meta>
</file>